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壹, 貳, 參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prefix="(" style:num-suffix=")" style:num-format="一, 十, 一百(繁), ...">
        <style:list-level-properties text:space-before="0.3333in" text:min-label-width="0.3541in" text:list-level-position-and-space-mode="label-alignment">
          <style:list-level-label-alignment text:label-followed-by="listtab" fo:margin-left="0.6875in" fo:text-indent="-0.3541in"/>
        </style:list-level-properties>
      </text:list-level-style-number>
      <text:list-level-style-number text:level="3" text:style-name="WW_CharLFO1LVL3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in" text:min-label-width="0.0604in" text:list-level-position-and-space-mode="label-alignment">
          <style:list-level-label-alignment text:label-followed-by="listtab" fo:margin-left="1.0604in" fo:text-indent="-0.0604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line-height="0.3472in"/>
      <style:text-properties style:font-name="標楷體" style:font-name-asian="標楷體" fo:font-weight="bold" style:font-weight-asian="bold" fo:font-size="20pt" style:font-size-asian="20pt" style:font-size-complex="24pt"/>
    </style:style>
    <style:style style:name="P2" style:parent-style-name="內文" style:family="paragraph">
      <style:paragraph-properties fo:line-height="0.3472in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8pt" style:font-size-asian="8pt" style:font-size-complex="8pt"/>
    </style:style>
    <style:style style:name="P4" style:parent-style-name="內文" style:family="paragraph">
      <style:paragraph-properties fo:widows="2" fo:orphans="2" fo:text-align="center"/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P5" style:parent-style-name="內文" style:family="paragraph">
      <style:paragraph-properties fo:widows="2" fo:orphans="2"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6" style:parent-style-name="內文" style:family="paragraph">
      <style:paragraph-properties fo:widows="2" fo:orphans="2"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7" style:parent-style-name="內文" style:family="paragraph">
      <style:paragraph-properties fo:widows="2" fo:orphans="2"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8" style:parent-style-name="內文" style:family="paragraph">
      <style:paragraph-properties fo:line-height="0.3194in" fo:margin-left="1.0076in" fo:text-indent="-1.0062in">
        <style:tab-stops>
          <style:tab-stop style:type="left" style:position="0.2423in"/>
        </style:tab-stops>
      </style:paragraph-properties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9" style:parent-style-name="內文" style:family="paragraph">
      <style:paragraph-properties fo:widows="2" fo:orphans="2" fo:line-height="0.3194in" fo:margin-left="1.0083in" fo:text-indent="-1.0083in">
        <style:tab-stops/>
      </style:paragraph-properties>
      <style:text-properties style:font-name-asian="標楷體" fo:color="#000000" fo:font-size="15pt" style:font-size-asian="15pt" style:font-size-complex="15pt"/>
    </style:style>
    <style:style style:name="P10" style:parent-style-name="內文" style:family="paragraph">
      <style:paragraph-properties fo:line-height="0.3194in" fo:margin-right="-0.075in"/>
      <style:text-properties style:font-name-asian="標楷體" fo:color="#000000" fo:font-size="15pt" style:font-size-asian="15pt" style:font-size-complex="15pt"/>
    </style:style>
    <style:style style:name="P11" style:parent-style-name="內文" style:family="paragraph">
      <style:paragraph-properties fo:line-height="0.3194in" fo:margin-right="-0.075in"/>
      <style:text-properties style:font-name-asian="標楷體" fo:color="#000000" fo:font-size="15pt" style:font-size-asian="15pt" style:font-size-complex="15pt"/>
    </style:style>
    <style:style style:name="P12" style:parent-style-name="內文" style:list-style-name="LFO1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13" style:parent-style-name="內文" style:list-style-name="LFO1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14" style:parent-style-name="內文" style:list-style-name="LFO1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15" style:parent-style-name="內文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16" style:parent-style-name="內文" style:list-style-name="LFO1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17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18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19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20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21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22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23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24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25" style:parent-style-name="內文" style:family="paragraph">
      <style:paragraph-properties fo:line-height="0.3194in"/>
      <style:text-properties style:font-name="標楷體" style:font-name-asian="標楷體" fo:color="#000000" fo:font-size="15pt" style:font-size-asian="15pt" style:font-size-complex="15pt"/>
    </style:style>
    <style:style style:name="P26" style:parent-style-name="內文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27" style:parent-style-name="內文" style:list-style-name="LFO1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P28" style:parent-style-name="內文" style:family="paragraph">
      <style:paragraph-properties fo:line-height="0.3194in"/>
      <style:text-properties style:font-name="標楷體" style:font-name-asian="標楷體" style:font-name-complex="新細明體" style:letter-kerning="false" fo:font-size="15pt" style:font-size-asian="15pt" style:font-size-complex="15pt"/>
    </style:style>
    <style:style style:name="T29" style:parent-style-name="預設段落字型" style:family="text">
      <style:text-properties style:font-name="標楷體" style:font-name-asian="標楷體" style:font-name-complex="新細明體" style:letter-kerning="false" fo:font-size="15pt" style:font-size-asian="15pt" style:font-size-complex="15pt"/>
    </style:style>
  </office:automatic-styles>
  <office:body>
    <office:text text:use-soft-page-breaks="true">
      <text:p text:style-name="P1">國立虎尾科技大學 ___社會議紀錄</text:p>
      <text:p text:style-name="P2"><text:span text:style-name="T3">………………………………………………………………………………………………………………………………………</text:span></text:p>
      <text:p text:style-name="P4">【會議名稱】</text:p>
      <text:p text:style-name="P5">開會時間：<text:s/></text:p>
      <text:p text:style-name="P6">開會地點：<text:s/></text:p>
      <text:p text:style-name="P7">主 <text:s text:c="3"/>席：<text:s/></text:p>
      <text:p text:style-name="P8">出席人員：<text:s/></text:p>
      <text:p text:style-name="P9">列席人員：</text:p>
      <text:p text:style-name="P10">紀<text:s text:c="4"/>錄：</text:p>
      <text:p text:style-name="P11"/>
      <text:list text:style-name="LFO1" text:continue-numbering="true">
        <text:list-item>
          <text:p text:style-name="P12">主席報告</text:p>
        </text:list-item>
        <text:list-item>
          <text:p text:style-name="P13">確認上次會議紀錄(略)</text:p>
        </text:list-item>
        <text:list-item>
          <text:p text:style-name="P14">各行政單位業務報告（略）</text:p>
        </text:list-item>
      </text:list>
      <text:p text:style-name="P15"/>
      <text:list text:style-name="LFO1" text:continue-numbering="true">
        <text:list-item>
          <text:p text:style-name="P16">提案討論</text:p>
        </text:list-item>
      </text:list>
      <text:p text:style-name="P17">提案一</text:p>
      <text:p text:style-name="P18">案　由： <text:s text:c="33"/>提案單位：</text:p>
      <text:p text:style-name="P19">說　明：</text:p>
      <text:p text:style-name="P20">決　議：<text:s/></text:p>
      <text:p text:style-name="P21"/>
      <text:p text:style-name="P22">提案二</text:p>
      <text:p text:style-name="P23">案　由： <text:s text:c="8"/><text:s text:c="25"/>提案單位：</text:p>
      <text:p text:style-name="P24">說　明：</text:p>
      <text:p text:style-name="P25">決　議：<text:s/></text:p>
      <text:p text:style-name="P26"/>
      <text:list text:style-name="LFO1" text:continue-numbering="true">
        <text:list-item>
          <text:p text:style-name="P27">臨時動議</text:p>
        </text:list-item>
      </text:list>
      <text:p text:style-name="P28"/>
      <text:p text:style-name="內文"><text:span text:style-name="T29">散會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 fo:font-size="15pt" style:font-size-asian="15pt" style:font-size-complex="15pt"/>
    </style:style>
    <style:style style:name="WW_CharLFO1LVL2" style:family="text">
      <style:text-properties style:font-name="標楷體" style:font-name-asian="標楷體" fo:font-weight="normal" style:font-weight-asian="normal" fo:font-size="13pt" style:font-size-asian="13pt" style:font-size-complex="13pt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、" style:num-format="壹, 貳, 參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prefix="(" style:num-suffix=")" style:num-format="一, 十, 一百(繁), ...">
        <style:list-level-properties text:space-before="0.3333in" text:min-label-width="0.3541in" text:list-level-position-and-space-mode="label-alignment">
          <style:list-level-label-alignment text:label-followed-by="listtab" fo:margin-left="0.6875in" fo:text-indent="-0.3541in"/>
        </style:list-level-properties>
      </text:list-level-style-number>
      <text:list-level-style-number text:level="3" text:style-name="WW_CharLFO1LVL3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in" text:min-label-width="0.0604in" text:list-level-position-and-space-mode="label-alignment">
          <style:list-level-label-alignment text:label-followed-by="listtab" fo:margin-left="1.0604in" fo:text-indent="-0.0604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參考範例_會議紀錄格式</dc:title>
    <meta:initial-creator>USER</meta:initial-creator>
    <dc:creator>admin</dc:creator>
    <meta:creation-date>2018-01-30T01:03:00Z</meta:creation-date>
    <dc:date>2018-01-30T01:03:00Z</dc:date>
    <meta:template xlink:href="Normal" xlink:type="simple"/>
    <meta:editing-cycles>2</meta:editing-cycles>
    <meta:editing-duration>PT0S</meta:editing-duration>
    <meta:document-statistic meta:page-count="1" meta:paragraph-count="1" meta:word-count="42" meta:character-count="286" meta:row-count="2" meta:non-whitespace-character-count="245"/>
  </office:meta>
</office:document-meta>
</file>